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afad2" draw:textarea-vertical-align="middle" draw:auto-grow-height="false"/>
    </style:style>
    <style:style style:name="gr2" style:family="graphic" style:parent-style-name="standard">
      <style:graphic-properties draw:fill-color="#eee5d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draw:fill="none" draw:fill-color="#ffffff" fo:min-height="0.75cm"/>
    </style:style>
    <style:style style:name="gr4" style:family="graphic" style:parent-style-name="standard">
      <style:graphic-properties svg:stroke-width="0.2cm" svg:stroke-color="#ffd7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ffd700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draw:fill="none" draw:fill-color="#ffffff" fo:min-height="0.575cm"/>
    </style:style>
    <style:style style:name="gr7" style:family="graphic" style:parent-style-name="standard">
      <style:graphic-properties draw:stroke="none" draw:fill="none" draw:fill-color="#ffffff" fo:min-height="0.5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8b6914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a500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margin-left="0cm" fo:margin-right="0cm" fo:text-align="center" fo:text-indent="0cm"/>
      <style:text-properties fo:color="#8b6914"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text-align="center" fo:text-indent="0cm"/>
      <style:text-properties fo:color="#ffa500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8b6914" fo:font-weight="bold" style:font-weight-asian="bold" style:font-weight-complex="bold"/>
    </style:style>
    <style:style style:name="T2" style:family="text">
      <style:text-properties fo:color="#8b6914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8b6914"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fo:color="#ffa500" fo:font-size="20pt" fo:language="en" fo:country="US" fo:font-weight="bold" style:font-size-asian="20pt" style:font-weight-asian="bold" style:font-size-complex="20pt" style:font-weight-complex="bold"/>
    </style:style>
    <style:style style:name="T5" style:family="text">
      <style:text-properties fo:color="#8b6914" fo:language="en" fo:country="US" fo:font-weight="bold" style:font-weight-asian="bold" style:font-weight-complex="bold"/>
    </style:style>
    <style:style style:name="T6" style:family="text">
      <style:text-properties fo:color="#8b6914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8b6914" fo:font-size="18pt" fo:language="en" fo:country="US" fo:font-weight="bold" style:font-size-asian="18pt" style:font-weight-asian="bold" style:font-size-complex="18pt" style:font-weight-complex="bold"/>
    </style:style>
    <style:style style:name="T8" style:family="text">
      <style:text-properties fo:color="#ffa5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10.5cm" svg:height="2cm" svg:x="9.2cm" svg:y="1.2cm">
          <text:p text:style-name="P1"><text:span text:style-name="T1">GCRF</text:span></text:p>
          <text:p text:style-name="P1"><text:span text:style-name="T2">(</text:span><text:span text:style-name="T3">Geocentric</text:span><text:span text:style-name="T2"> </text:span><text:span text:style-name="T3">Celestial</text:span><text:span text:style-name="T2"> </text:span><text:span text:style-name="T3">Reference</text:span><text:span text:style-name="T2">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5.5cm" svg:height="2cm" svg:x="5.299cm" svg:y="3.9cm">
          <text:p text:style-name="P1"><text:span text:style-name="T1">EME2000 (J200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2cm" svg:x="13cm" svg:y="3.6cm">
          <text:p/>
          <draw:enhanced-geometry svg:viewBox="0 0 787 799" draw:mirror-vertical="true" draw:mirror-horizontal="false" draw:type="non-primitive" draw:enhanced-path="M 439 12 L 535 102 391 246 252 108 349 12 0 0 12 348 108 258 282 433 282 799 511 799 511 427 685 252 781 348 787 0 439 12 Z N"/>
        </draw:custom-shape>
        <draw:frame draw:style-name="gr3" draw:text-style-name="P5" draw:layer="layout" svg:width="2cm" svg:height="1.038cm" svg:x="5cm" svg:y="2.662cm">
          <draw:text-box>
            <text:p text:style-name="P4"><text:span text:style-name="T4">Bias</text:span></text:p>
          </draw:text-box>
        </draw:frame>
        <draw:frame draw:style-name="gr3" draw:text-style-name="P5" draw:layer="layout" svg:width="4.5cm" svg:height="1.038cm" svg:x="5.348cm" svg:y="8.381cm">
          <draw:text-box>
            <text:p text:style-name="P4"><text:span text:style-name="T4">Precession</text:span></text:p>
          </draw:text-box>
        </draw:frame>
        <draw:custom-shape draw:style-name="gr1" draw:text-style-name="P2" xml:id="id2" draw:id="id2" draw:layer="layout" svg:width="10.356cm" svg:height="2cm" svg:x="16cm" svg:y="7.45cm">
          <text:p text:style-name="P1"><text:span text:style-name="T1">MOD </text:span><text:span text:style-name="T5">with EOP correction</text:span></text:p>
          <text:p text:style-name="P1"><text:span text:style-name="T2">(</text:span><text:span text:style-name="T3">Mean</text:span><text:span text:style-name="T2"> equator Of Da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10.902cm" svg:height="2cm" svg:x="2.598cm" svg:y="11.15cm">
          <text:p text:style-name="P1"><text:span text:style-name="T1">TOD </text:span><text:span text:style-name="T5">without EOP correction</text:span></text:p>
          <text:p text:style-name="P1"><text:span text:style-name="T2">(</text:span><text:span text:style-name="T3">True</text:span><text:span text:style-name="T2"> equator Of Dat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6" draw:id="id6" draw:layer="layout" svg:width="10.714cm" svg:height="2cm" svg:x="2.692cm" svg:y="14.85cm">
          <text:p text:style-name="P1"><text:span text:style-name="T6">PEF </text:span><text:span text:style-name="T7">without EOP correction</text:span></text:p>
          <text:p text:style-name="P1"><text:span text:style-name="T3">(Pseudo Earth Fix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cm" svg:height="1.4cm" svg:x="7.549cm" svg:y="1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4" draw:text-style-name="P3" draw:layer="layout" draw:type="curve" svg:x1="19.7cm" svg:y1="2.2cm" svg:x2="26.356cm" svg:y2="8.45cm" draw:start-shape="id1" draw:start-glue-point="1" draw:end-shape="id2" draw:end-glue-point="1" svg:d="m19700 2200c10737 0 7409 6250 6656 6250">
          <text:p/>
        </draw:connector>
        <draw:connector draw:style-name="gr5" draw:text-style-name="P3" draw:layer="layout" draw:type="curve" svg:x1="9.2cm" svg:y1="2.2cm" svg:x2="5.299cm" svg:y2="4.9cm" draw:start-shape="id1" draw:start-glue-point="3" draw:end-shape="id3" draw:end-glue-point="3" svg:d="m9200 2200c-6603 0-4652 2700-3901 2700">
          <text:p/>
        </draw:connector>
        <draw:connector draw:style-name="gr5" draw:text-style-name="P3" draw:layer="layout" draw:type="curve" svg:x1="26.356cm" svg:y1="8.45cm" svg:x2="26.356cm" svg:y2="12.15cm" draw:start-shape="id2" draw:start-glue-point="1" draw:end-shape="id4" draw:end-glue-point="1" svg:d="m26356 8450c753 0 753 3700 0 3700">
          <text:p/>
        </draw:connector>
        <draw:connector draw:style-name="gr5" draw:text-style-name="P3" draw:layer="layout" draw:type="curve" svg:x1="2.598cm" svg:y1="12.15cm" svg:x2="2.692cm" svg:y2="15.85cm" draw:start-shape="id5" draw:start-glue-point="3" draw:end-shape="id6" draw:end-glue-point="3" svg:d="m2598 12150c-751 0-798 3700 94 3700">
          <text:p/>
        </draw:connector>
        <draw:custom-shape draw:style-name="gr1" draw:text-style-name="P6" xml:id="id7" draw:id="id7" draw:layer="layout" svg:width="10.356cm" svg:height="2cm" svg:x="16cm" svg:y="14.85cm">
          <text:p text:style-name="P1"><text:span text:style-name="T6">GTOD </text:span><text:span text:style-name="T7">with EOP correction</text:span></text:p>
          <text:p text:style-name="P1"><text:span text:style-name="T3">(Greenwhich True Of Da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cm" svg:height="1.5cm" svg:x="20.678cm" svg:y="13.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" draw:layer="layout" svg:width="3.5cm" svg:height="1.038cm" svg:x="2.348cm" svg:y="9.881cm">
          <draw:text-box>
            <text:p text:style-name="P4"><text:span text:style-name="T4">Nutation</text:span></text:p>
          </draw:text-box>
        </draw:frame>
        <draw:custom-shape draw:style-name="gr1" draw:text-style-name="P2" xml:id="id4" draw:id="id4" draw:layer="layout" svg:width="10.356cm" svg:height="2cm" svg:x="16cm" svg:y="11.15cm">
          <text:p text:style-name="P1"><text:span text:style-name="T1">TOD </text:span><text:span text:style-name="T5">with EOP correction</text:span></text:p>
          <text:p text:style-name="P1"><text:span text:style-name="T2">(</text:span><text:span text:style-name="T3">True</text:span><text:span text:style-name="T2"> equator Of Da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10.902cm" svg:height="2cm" svg:x="2.598cm" svg:y="7.45cm">
          <text:p text:style-name="P1"><text:span text:style-name="T1">MOD </text:span><text:span text:style-name="T5">without EOP correction</text:span></text:p>
          <text:p text:style-name="P1"><text:span text:style-name="T2">(</text:span><text:span text:style-name="T3">Mean</text:span><text:span text:style-name="T2"> equator </text:span><text:span text:style-name="T3">Of Date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26.356cm" svg:y1="12.15cm" svg:x2="26.356cm" svg:y2="15.85cm" draw:start-shape="id4" draw:start-glue-point="1" draw:end-shape="id7" draw:end-glue-point="1" svg:d="m26356 12150c753 0 753 3700 0 3700">
          <text:p/>
        </draw:connector>
        <draw:connector draw:style-name="gr5" draw:text-style-name="P3" draw:layer="layout" draw:type="curve" svg:x1="2.598cm" svg:y1="8.45cm" svg:x2="2.598cm" svg:y2="12.15cm" draw:start-shape="id8" draw:start-glue-point="3" draw:end-shape="id5" draw:end-glue-point="3" svg:d="m2598 8450c-751 0-751 3700 0 3700">
          <text:p/>
        </draw:connector>
        <draw:connector draw:style-name="gr5" draw:text-style-name="P3" draw:layer="layout" draw:type="curve" svg:x1="5.299cm" svg:y1="4.9cm" svg:x2="2.598cm" svg:y2="8.45cm" draw:start-shape="id3" draw:start-glue-point="3" draw:end-shape="id8" draw:end-glue-point="3" svg:d="m5299 4900c-4803 0-3452 3550-2701 3550">
          <text:p/>
        </draw:connector>
        <draw:frame draw:style-name="gr3" draw:text-style-name="P5" draw:layer="layout" svg:width="4.5cm" svg:height="1.038cm" svg:x="22.8cm" svg:y="4.9cm">
          <draw:text-box>
            <text:p text:style-name="P4"><text:span text:style-name="T4">Precession</text:span></text:p>
          </draw:text-box>
        </draw:frame>
        <draw:custom-shape draw:style-name="gr2" draw:text-style-name="P3" draw:layer="layout" svg:width="1cm" svg:height="1.4cm" svg:x="7.549cm" svg:y="9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1cm" svg:height="1.4cm" svg:x="7.549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" draw:layer="layout" svg:width="3.5cm" svg:height="1.038cm" svg:x="23.306cm" svg:y="9.681cm">
          <draw:text-box>
            <text:p text:style-name="P4"><text:span text:style-name="T4">Nutation</text:span></text:p>
          </draw:text-box>
        </draw:frame>
        <draw:frame draw:style-name="gr6" draw:text-style-name="P7" draw:layer="layout" svg:width="5cm" svg:height="1.038cm" svg:x="21.956cm" svg:y="13.381cm">
          <draw:text-box>
            <text:p text:style-name="P1"><text:span text:style-name="T4">Sidereal</text:span><text:span text:style-name="T8"> </text:span><text:span text:style-name="T4">time</text:span></text:p>
          </draw:text-box>
        </draw:frame>
        <draw:custom-shape draw:style-name="gr2" draw:text-style-name="P3" draw:layer="layout" svg:width="1cm" svg:height="1.4cm" svg:x="20.678cm" svg:y="9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" draw:layer="layout" svg:width="4.5cm" svg:height="1.038cm" svg:x="2.3cm" svg:y="6.062cm">
          <draw:text-box>
            <text:p text:style-name="P4"><text:span text:style-name="T4">Precession</text:span></text:p>
          </draw:text-box>
        </draw:frame>
        <draw:frame draw:style-name="gr6" draw:text-style-name="P7" draw:layer="layout" svg:width="5cm" svg:height="1.038cm" svg:x="2.2cm" svg:y="13.381cm">
          <draw:text-box>
            <text:p text:style-name="P1"><text:span text:style-name="T4">Sidereal</text:span><text:span text:style-name="T8"> </text:span><text:span text:style-name="T4">time</text:span></text:p>
          </draw:text-box>
        </draw:frame>
        <draw:custom-shape draw:style-name="gr2" draw:text-style-name="P3" draw:layer="layout" svg:width="1cm" svg:height="1.4cm" svg:x="7.549cm" svg:y="1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1cm" svg:height="1.4cm" svg:x="8.649cm" svg:y="17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6" xml:id="id9" draw:id="id9" draw:layer="layout" svg:width="10.714cm" svg:height="2cm" svg:x="2.692cm" svg:y="14.85cm">
          <text:p text:style-name="P1"><text:span text:style-name="T6">GTOD </text:span><text:span text:style-name="T7">without EOP correction</text:span></text:p>
          <text:p text:style-name="P1"><text:span text:style-name="T3">(Greenwhich True Of Da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0" draw:id="id10" draw:layer="layout" svg:width="10.714cm" svg:height="1.35cm" svg:x="2.8cm" svg:y="18.65cm">
          <text:p text:style-name="P1"><text:span text:style-name="T6">Veis 195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2.692cm" svg:y1="15.85cm" svg:x2="2.8cm" svg:y2="19.325cm" draw:start-shape="id9" draw:start-glue-point="3" draw:end-shape="id10" draw:end-glue-point="3" svg:d="m2692 15850c-751 0-805 3475 108 3475">
          <text:p/>
        </draw:connector>
        <draw:frame draw:style-name="gr7" draw:text-style-name="P7" draw:layer="layout" svg:width="6.8cm" svg:height="1.038cm" svg:x="2cm" svg:y="17cm">
          <draw:text-box>
            <text:p text:style-name="P1"><text:span text:style-name="T4">Veis Sidereal</text:span><text:span text:style-name="T8"> </text:span><text:span text:style-name="T4">time</text:span></text:p>
          </draw:text-box>
        </draw:frame>
        <draw:custom-shape draw:style-name="gr1" draw:text-style-name="P6" xml:id="id11" draw:id="id11" draw:layer="layout" svg:width="10.714cm" svg:height="1.1cm" svg:x="16cm" svg:y="18.6cm">
          <text:p text:style-name="P1"><text:span text:style-name="T6">equinox-based IT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cm" svg:height="1.4cm" svg:x="20.749cm" svg:y="17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7" draw:layer="layout" svg:width="5cm" svg:height="1.038cm" svg:x="21.956cm" svg:y="17.181cm">
          <draw:text-box>
            <text:p text:style-name="P1"><text:span text:style-name="T4">Pole motion</text:span></text:p>
          </draw:text-box>
        </draw:frame>
        <draw:connector draw:style-name="gr5" draw:text-style-name="P3" draw:layer="layout" draw:type="curve" svg:x1="26.356cm" svg:y1="15.85cm" svg:x2="26.714cm" svg:y2="19.15cm" draw:start-shape="id7" draw:start-glue-point="1" draw:end-shape="id11" draw:end-glue-point="1" svg:d="m26356 15850c1290 0 1111 3300 358 33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301</meta:generator>
    <meta:initial-creator>Véronique Pommier</meta:initial-creator>
    <meta:creation-date>2008-06-24T16:57:18</meta:creation-date>
    <dc:date>2011-07-27T09:58:33</dc:date>
    <meta:editing-cycles>27</meta:editing-cycles>
    <meta:editing-duration>PT3H27M28S</meta:editing-duration>
    <dc:creator>Luc Maisonobe</dc:creator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